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9.48mm" svg:height="116.08mm" svg:x="184.72mm" svg:y="5.31mm">
            <loext:p draw:notify-on-update-of-ranges="Sheet1.C1:Sheet1.C1 Sheet1.C2:Sheet1.C62 Sheet1.D1:Sheet1.D1 Sheet1.D2:Sheet1.D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99mm" svg:height="113.14mm" svg:x="388.85mm" svg:y="6.27mm">
            <loext:p draw:notify-on-update-of-ranges="Sheet1.C1:Sheet1.C1 Sheet1.C2:Sheet1.C62 Sheet1.E1:Sheet1.E1 Sheet1.E2:Sheet1.E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sc_WORD,rule</text:p>
          </table:table-cell>
          <table:table-cell table:style-name="ce1" office:value-type="float" office:value="27757" calcext:value-type="float">
            <text:p>27757</text:p>
          </table:table-cell>
          <table:table-cell table:style-name="ce1" office:value-type="float" office:value="21.9024221232286" calcext:value-type="float">
            <text:p>21,9</text:p>
          </table:table-cell>
          <table:table-cell table:style-name="ce2" table:formula="of:=(1000000*[.D2])/[.C2]" office:value-type="float" office:value="789.077426351142" calcext:value-type="float">
            <text:p>789,08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ddd_Word,rule</text:p>
          </table:table-cell>
          <table:table-cell table:style-name="ce1" office:value-type="float" office:value="6770000" calcext:value-type="float">
            <text:p>6770000</text:p>
          </table:table-cell>
          <table:table-cell table:style-name="ce1" office:value-type="float" office:value="13.0055108448322" calcext:value-type="float">
            <text:p>13,01</text:p>
          </table:table-cell>
          <table:table-cell table:formula="of:=(1000000*[.D3])/[.C3]" office:value-type="float" office:value="1.92105034635631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6770000" calcext:value-type="float">
            <text:p>6770000</text:p>
          </table:table-cell>
          <table:table-cell table:style-name="ce1" office:value-type="float" office:value="13.0055108448322" calcext:value-type="float">
            <text:p>13,01</text:p>
          </table:table-cell>
          <table:table-cell table:formula="of:=(1000000*[.D4])/[.C4]" office:value-type="float" office:value="1.92105034635631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ay_mon_dd,rule</text:p>
          </table:table-cell>
          <table:table-cell table:style-name="ce1" office:value-type="float" office:value="24726748" calcext:value-type="float">
            <text:p>24726748</text:p>
          </table:table-cell>
          <table:table-cell table:style-name="ce1" office:value-type="float" office:value="12.5322533304163" calcext:value-type="float">
            <text:p>12,53</text:p>
          </table:table-cell>
          <table:table-cell table:formula="of:=(1000000*[.D5])/[.C5]" office:value-type="float" office:value="0.506829823736478" calcext:value-type="float">
            <text:p>0,51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12.0046751356266" calcext:value-type="float">
            <text:p>12</text:p>
          </table:table-cell>
          <table:table-cell table:style-name="ce2" table:formula="of:=(1000000*[.D6])/[.C6]" office:value-type="float" office:value="1773.21641589757" calcext:value-type="float">
            <text:p>1773,2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11.2387991649852" calcext:value-type="float">
            <text:p>11,24</text:p>
          </table:table-cell>
          <table:table-cell table:style-name="ce2" table:formula="of:=(1000000*[.D7])/[.C7]" office:value-type="float" office:value="1660.08850295202" calcext:value-type="float">
            <text:p>1660,09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ay_mon_year,rule</text:p>
          </table:table-cell>
          <table:table-cell table:style-name="ce1" office:value-type="float" office:value="12592200" calcext:value-type="float">
            <text:p>12592200</text:p>
          </table:table-cell>
          <table:table-cell table:style-name="ce1" office:value-type="float" office:value="10.7504315979436" calcext:value-type="float">
            <text:p>10,75</text:p>
          </table:table-cell>
          <table:table-cell table:formula="of:=(1000000*[.D8])/[.C8]" office:value-type="float" office:value="0.853737361060305" calcext:value-type="float">
            <text:p>0,8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dd_Word,rule</text:p>
          </table:table-cell>
          <table:table-cell table:style-name="ce1" office:value-type="float" office:value="2098700" calcext:value-type="float">
            <text:p>2098700</text:p>
          </table:table-cell>
          <table:table-cell table:style-name="ce1" office:value-type="float" office:value="9.27415510221729" calcext:value-type="float">
            <text:p>9,27</text:p>
          </table:table-cell>
          <table:table-cell table:formula="of:=(1000000*[.D9])/[.C9]" office:value-type="float" office:value="4.41899990575942" calcext:value-type="float">
            <text:p>4,4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Word_dd,rule</text:p>
          </table:table-cell>
          <table:table-cell table:style-name="ce1" office:value-type="float" office:value="2098700" calcext:value-type="float">
            <text:p>2098700</text:p>
          </table:table-cell>
          <table:table-cell table:style-name="ce1" office:value-type="float" office:value="9.27415510221729" calcext:value-type="float">
            <text:p>9,27</text:p>
          </table:table-cell>
          <table:table-cell table:formula="of:=(1000000*[.D10])/[.C10]" office:value-type="float" office:value="4.41899990575942" calcext:value-type="float">
            <text:p>4,4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11])/[.C11]" office:value-type="float" office:value="1339.55941627294" calcext:value-type="float">
            <text:p>1339,56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12])/[.C12]" office:value-type="float" office:value="1339.55941627294" calcext:value-type="float">
            <text:p>1339,56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3])/[.C13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4])/[.C14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5])/[.C15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6])/[.C16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677000" calcext:value-type="float">
            <text:p>677000</text:p>
          </table:table-cell>
          <table:table-cell table:style-name="ce1" office:value-type="float" office:value="8.71361698562536" calcext:value-type="float">
            <text:p>8,71</text:p>
          </table:table-cell>
          <table:table-cell table:formula="of:=(1000000*[.D17])/[.C17]" office:value-type="float" office:value="12.8709261235234" calcext:value-type="float">
            <text:p>12,87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77000" calcext:value-type="float">
            <text:p>677000</text:p>
          </table:table-cell>
          <table:table-cell table:style-name="ce1" office:value-type="float" office:value="8.71361698562536" calcext:value-type="float">
            <text:p>8,71</text:p>
          </table:table-cell>
          <table:table-cell table:formula="of:=(1000000*[.D18])/[.C18]" office:value-type="float" office:value="12.8709261235234" calcext:value-type="float">
            <text:p>12,87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mon_dd_Word,rule</text:p>
          </table:table-cell>
          <table:table-cell table:style-name="ce1" office:value-type="float" office:value="24726748" calcext:value-type="float">
            <text:p>24726748</text:p>
          </table:table-cell>
          <table:table-cell table:style-name="ce1" office:value-type="float" office:value="8.1105302039978" calcext:value-type="float">
            <text:p>8,11</text:p>
          </table:table-cell>
          <table:table-cell table:formula="of:=(1000000*[.D19])/[.C19]" office:value-type="float" office:value="0.32800634373747" calcext:value-type="float">
            <text:p>0,3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_WOR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0])/[.C20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1])/[.C21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_wOR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2])/[.C22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3])/[.C23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_wor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4])/[.C24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5])/[.C25]" office:value-type="float" office:value="10.3870053705311" calcext:value-type="float">
            <text:p>10,39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mon_dd,rule</text:p>
          </table:table-cell>
          <table:table-cell office:value-type="float" office:value="880777" calcext:value-type="float">
            <text:p>880777</text:p>
          </table:table-cell>
          <table:table-cell office:value-type="float" office:value="6.47146451925765" calcext:value-type="float">
            <text:p>6,47</text:p>
          </table:table-cell>
          <table:table-cell table:formula="of:=(1000000*[.D26])/[.C26]" office:value-type="float" office:value="7.34744948977737" calcext:value-type="float">
            <text:p>7,35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WORD_d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6.47146451925765" calcext:value-type="float">
            <text:p>6,47</text:p>
          </table:table-cell>
          <table:table-cell table:formula="of:=(1000000*[.D27])/[.C27]" office:value-type="float" office:value="3.08355864070979" calcext:value-type="float">
            <text:p>3,0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wORD_d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6.47146451925765" calcext:value-type="float">
            <text:p>6,47</text:p>
          </table:table-cell>
          <table:table-cell table:formula="of:=(1000000*[.D28])/[.C28]" office:value-type="float" office:value="3.08355864070979" calcext:value-type="float">
            <text:p>3,0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d_WOR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6.47146451925765" calcext:value-type="float">
            <text:p>6,47</text:p>
          </table:table-cell>
          <table:table-cell table:formula="of:=(1000000*[.D29])/[.C29]" office:value-type="float" office:value="0.955903178620036" calcext:value-type="float">
            <text:p>0,96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d_wOR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6.47146451925765" calcext:value-type="float">
            <text:p>6,47</text:p>
          </table:table-cell>
          <table:table-cell table:formula="of:=(1000000*[.D30])/[.C30]" office:value-type="float" office:value="0.955903178620036" calcext:value-type="float">
            <text:p>0,96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dd_mon,rule</text:p>
          </table:table-cell>
          <table:table-cell office:value-type="float" office:value="28163877" calcext:value-type="float">
            <text:p>28163877</text:p>
          </table:table-cell>
          <table:table-cell office:value-type="float" office:value="6.42891585422201" calcext:value-type="float">
            <text:p>6,43</text:p>
          </table:table-cell>
          <table:table-cell table:formula="of:=(1000000*[.D31])/[.C31]" office:value-type="float" office:value="0.228268141286869" calcext:value-type="float">
            <text:p>0,2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mon_dd,rule</text:p>
          </table:table-cell>
          <table:table-cell office:value-type="float" office:value="880777" calcext:value-type="float">
            <text:p>880777</text:p>
          </table:table-cell>
          <table:table-cell office:value-type="float" office:value="5.91092640266572" calcext:value-type="float">
            <text:p>5,91</text:p>
          </table:table-cell>
          <table:table-cell table:formula="of:=(1000000*[.D32])/[.C32]" office:value-type="float" office:value="6.71103628122183" calcext:value-type="float">
            <text:p>6,7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mon_dd,rule</text:p>
          </table:table-cell>
          <table:table-cell office:value-type="float" office:value="880777" calcext:value-type="float">
            <text:p>880777</text:p>
          </table:table-cell>
          <table:table-cell office:value-type="float" office:value="5.91092640266572" calcext:value-type="float">
            <text:p>5,91</text:p>
          </table:table-cell>
          <table:table-cell table:formula="of:=(1000000*[.D33])/[.C33]" office:value-type="float" office:value="6.71103628122183" calcext:value-type="float">
            <text:p>6,7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mon_dd,rule</text:p>
          </table:table-cell>
          <table:table-cell office:value-type="float" office:value="880777" calcext:value-type="float">
            <text:p>880777</text:p>
          </table:table-cell>
          <table:table-cell office:value-type="float" office:value="5.91092640266572" calcext:value-type="float">
            <text:p>5,91</text:p>
          </table:table-cell>
          <table:table-cell table:formula="of:=(1000000*[.D34])/[.C34]" office:value-type="float" office:value="6.71103628122183" calcext:value-type="float">
            <text:p>6,7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dd_WOR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5])/[.C35]" office:value-type="float" office:value="2.81647038769987" calcext:value-type="float">
            <text:p>2,82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dd_wOR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6])/[.C36]" office:value-type="float" office:value="2.81647038769987" calcext:value-type="float">
            <text:p>2,82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dd_wor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7])/[.C37]" office:value-type="float" office:value="2.81647038769987" calcext:value-type="float">
            <text:p>2,82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word_d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8])/[.C38]" office:value-type="float" office:value="2.81647038769987" calcext:value-type="float">
            <text:p>2,82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9])/[.C39]" office:value-type="float" office:value="0.87310582018696" calcext:value-type="float">
            <text:p>0,87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40])/[.C40]" office:value-type="float" office:value="0.87310582018696" calcext:value-type="float">
            <text:p>0,87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ddd_wor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41])/[.C41]" office:value-type="float" office:value="0.87310582018696" calcext:value-type="float">
            <text:p>0,87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d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42])/[.C42]" office:value-type="float" office:value="0.87310582018696" calcext:value-type="float">
            <text:p>0,87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year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3])/[.C43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year_WORD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4])/[.C44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year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5])/[.C45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year_wORD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6])/[.C46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year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7])/[.C47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year_Word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8])/[.C48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year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9])/[.C49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year_word,rule</text:p>
          </table:table-cell>
          <table:table-cell office:value-type="float" office:value="88010" calcext:value-type="float">
            <text:p>88010</text:p>
          </table:table-cell>
          <table:table-cell office:value-type="float" office:value="5.54279935960237" calcext:value-type="float">
            <text:p>5,54</text:p>
          </table:table-cell>
          <table:table-cell table:formula="of:=(1000000*[.D50])/[.C50]" office:value-type="float" office:value="62.9791996318869" calcext:value-type="float">
            <text:p>62,98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,rule</text:p>
          </table:table-cell>
          <table:table-cell office:value-type="float" office:value="282986" calcext:value-type="float">
            <text:p>2829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1])/[.C51]" office:value-type="float" office:value="17.606034372762" calcext:value-type="float">
            <text:p>17,6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,rule</text:p>
          </table:table-cell>
          <table:table-cell office:value-type="float" office:value="282986" calcext:value-type="float">
            <text:p>2829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2])/[.C52]" office:value-type="float" office:value="17.606034372762" calcext:value-type="float">
            <text:p>17,6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,rule</text:p>
          </table:table-cell>
          <table:table-cell office:value-type="float" office:value="282986" calcext:value-type="float">
            <text:p>2829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3])/[.C53]" office:value-type="float" office:value="17.606034372762" calcext:value-type="float">
            <text:p>17,6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,rule</text:p>
          </table:table-cell>
          <table:table-cell office:value-type="float" office:value="282986" calcext:value-type="float">
            <text:p>2829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4])/[.C54]" office:value-type="float" office:value="17.606034372762" calcext:value-type="float">
            <text:p>17,6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,rule</text:p>
          </table:table-cell>
          <table:table-cell office:value-type="float" office:value="67700" calcext:value-type="float">
            <text:p>67700</text:p>
          </table:table-cell>
          <table:table-cell office:value-type="float" office:value="4.42172312641851" calcext:value-type="float">
            <text:p>4,42</text:p>
          </table:table-cell>
          <table:table-cell table:formula="of:=(1000000*[.D55])/[.C55]" office:value-type="float" office:value="65.3134878348376" calcext:value-type="float">
            <text:p>65,31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_age,rule</text:p>
          </table:table-cell>
          <table:table-cell office:value-type="float" office:value="758240" calcext:value-type="float">
            <text:p>75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6])/[.C56]" office:value-type="float" office:value="5.83156141382479" calcext:value-type="float">
            <text:p>5,8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_age,rule</text:p>
          </table:table-cell>
          <table:table-cell office:value-type="float" office:value="758240" calcext:value-type="float">
            <text:p>75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7])/[.C57]" office:value-type="float" office:value="5.83156141382479" calcext:value-type="float">
            <text:p>5,8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_age,rule</text:p>
          </table:table-cell>
          <table:table-cell office:value-type="float" office:value="758240" calcext:value-type="float">
            <text:p>75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8])/[.C58]" office:value-type="float" office:value="5.83156141382479" calcext:value-type="float">
            <text:p>5,8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d_age,rule</text:p>
          </table:table-cell>
          <table:table-cell office:value-type="float" office:value="758240" calcext:value-type="float">
            <text:p>75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9])/[.C59]" office:value-type="float" office:value="5.83156141382479" calcext:value-type="float">
            <text:p>5,83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day_Word_year,rule</text:p>
          </table:table-cell>
          <table:table-cell office:value-type="float" office:value="3479780" calcext:value-type="float">
            <text:p>3479780</text:p>
          </table:table-cell>
          <table:table-cell office:value-type="float" office:value="4.42172312641851" calcext:value-type="float">
            <text:p>4,42</text:p>
          </table:table-cell>
          <table:table-cell table:formula="of:=(1000000*[.D60])/[.C60]" office:value-type="float" office:value="1.27069042480229" calcext:value-type="float">
            <text:p>1,27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_year,rule</text:p>
          </table:table-cell>
          <table:table-cell office:value-type="float" office:value="12592200" calcext:value-type="float">
            <text:p>12592200</text:p>
          </table:table-cell>
          <table:table-cell office:value-type="float" office:value="4.42172312641851" calcext:value-type="float">
            <text:p>4,42</text:p>
          </table:table-cell>
          <table:table-cell table:formula="of:=(1000000*[.D61])/[.C61]" office:value-type="float" office:value="0.351147784058267" calcext:value-type="float">
            <text:p>0,35</text:p>
          </table:table-cell>
        </table:table-row>
        <table:table-row table:style-name="ro1">
          <table:table-cell office:value-type="string" calcext:value-type="string">
            <text:p>doubled,dict</text:p>
          </table:table-cell>
          <table:table-cell office:value-type="string" calcext:value-type="string">
            <text:p>word_day_mon_year,rule</text:p>
          </table:table-cell>
          <table:table-cell office:value-type="float" office:value="12592200" calcext:value-type="float">
            <text:p>12592200</text:p>
          </table:table-cell>
          <table:table-cell office:value-type="float" office:value="4.42172312641851" calcext:value-type="float">
            <text:p>4,42</text:p>
          </table:table-cell>
          <table:table-cell table:formula="of:=(1000000*[.D62])/[.C62]" office:value-type="float" office:value="0.351147784058267" calcext:value-type="float">
            <text:p>0,3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12.0046751356266" calcext:value-type="float">
            <text:p>12</text:p>
          </table:table-cell>
          <table:table-cell table:style-name="ce2" table:formula="of:=(1000000*[.D69])/[.C69]" office:value-type="float" office:value="1773.21641589757" calcext:value-type="float">
            <text:p>1773,2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11.2387991649852" calcext:value-type="float">
            <text:p>11,24</text:p>
          </table:table-cell>
          <table:table-cell table:style-name="ce2" table:formula="of:=(1000000*[.D70])/[.C70]" office:value-type="float" office:value="1660.08850295202" calcext:value-type="float">
            <text:p>1660,09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71])/[.C71]" office:value-type="float" office:value="1339.55941627294" calcext:value-type="float">
            <text:p>1339,56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6770" calcext:value-type="float">
            <text:p>67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72])/[.C72]" office:value-type="float" office:value="1339.55941627294" calcext:value-type="float">
            <text:p>1339,56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1-0_sc_WORD,rule</text:p>
          </table:table-cell>
          <table:table-cell table:style-name="ce1" office:value-type="float" office:value="27757" calcext:value-type="float">
            <text:p>27757</text:p>
          </table:table-cell>
          <table:table-cell table:style-name="ce1" office:value-type="float" office:value="21.9024221232286" calcext:value-type="float">
            <text:p>21,9</text:p>
          </table:table-cell>
          <table:table-cell table:style-name="ce2" table:formula="of:=(1000000*[.D73])/[.C73]" office:value-type="float" office:value="789.077426351142" calcext:value-type="float">
            <text:p>789,08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74])/[.C74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75])/[.C75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76])/[.C76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6713" calcext:value-type="float">
            <text:p>4671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77])/[.C77]" office:value-type="float" office:value="190.654166059854" calcext:value-type="float">
            <text:p>190,6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dd_Word,rule</text:p>
          </table:table-cell>
          <table:table-cell table:style-name="ce1" office:value-type="float" office:value="677000" calcext:value-type="float">
            <text:p>677000</text:p>
          </table:table-cell>
          <table:table-cell table:style-name="ce1" office:value-type="float" office:value="8.71361698562536" calcext:value-type="float">
            <text:p>8,71</text:p>
          </table:table-cell>
          <table:table-cell table:formula="of:=(1000000*[.D78])/[.C78]" office:value-type="float" office:value="12.8709261235234" calcext:value-type="float">
            <text:p>12,87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677000" calcext:value-type="float">
            <text:p>677000</text:p>
          </table:table-cell>
          <table:table-cell table:style-name="ce1" office:value-type="float" office:value="8.71361698562536" calcext:value-type="float">
            <text:p>8,71</text:p>
          </table:table-cell>
          <table:table-cell table:formula="of:=(1000000*[.D79])/[.C79]" office:value-type="float" office:value="12.8709261235234" calcext:value-type="float">
            <text:p>12,87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dd_Word,rule</text:p>
          </table:table-cell>
          <table:table-cell table:style-name="ce1" office:value-type="float" office:value="2098700" calcext:value-type="float">
            <text:p>2098700</text:p>
          </table:table-cell>
          <table:table-cell table:style-name="ce1" office:value-type="float" office:value="9.27415510221729" calcext:value-type="float">
            <text:p>9,27</text:p>
          </table:table-cell>
          <table:table-cell table:formula="of:=(1000000*[.D80])/[.C80]" office:value-type="float" office:value="4.41899990575942" calcext:value-type="float">
            <text:p>4,4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Word_dd,rule</text:p>
          </table:table-cell>
          <table:table-cell table:style-name="ce1" office:value-type="float" office:value="2098700" calcext:value-type="float">
            <text:p>2098700</text:p>
          </table:table-cell>
          <table:table-cell table:style-name="ce1" office:value-type="float" office:value="9.27415510221729" calcext:value-type="float">
            <text:p>9,27</text:p>
          </table:table-cell>
          <table:table-cell table:formula="of:=(1000000*[.D81])/[.C81]" office:value-type="float" office:value="4.41899990575942" calcext:value-type="float">
            <text:p>4,4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ddd_Word,rule</text:p>
          </table:table-cell>
          <table:table-cell table:style-name="ce1" office:value-type="float" office:value="6770000" calcext:value-type="float">
            <text:p>6770000</text:p>
          </table:table-cell>
          <table:table-cell table:style-name="ce1" office:value-type="float" office:value="13.0055108448322" calcext:value-type="float">
            <text:p>13,01</text:p>
          </table:table-cell>
          <table:table-cell table:formula="of:=(1000000*[.D82])/[.C82]" office:value-type="float" office:value="1.92105034635631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6770000" calcext:value-type="float">
            <text:p>6770000</text:p>
          </table:table-cell>
          <table:table-cell table:style-name="ce1" office:value-type="float" office:value="13.0055108448322" calcext:value-type="float">
            <text:p>13,01</text:p>
          </table:table-cell>
          <table:table-cell table:formula="of:=(1000000*[.D83])/[.C83]" office:value-type="float" office:value="1.92105034635631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ay_mon_year,rule</text:p>
          </table:table-cell>
          <table:table-cell table:style-name="ce1" office:value-type="float" office:value="12592200" calcext:value-type="float">
            <text:p>12592200</text:p>
          </table:table-cell>
          <table:table-cell table:style-name="ce1" office:value-type="float" office:value="10.7504315979436" calcext:value-type="float">
            <text:p>10,75</text:p>
          </table:table-cell>
          <table:table-cell table:formula="of:=(1000000*[.D84])/[.C84]" office:value-type="float" office:value="0.853737361060305" calcext:value-type="float">
            <text:p>0,85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Word_day_mon_dd,rule</text:p>
          </table:table-cell>
          <table:table-cell table:style-name="ce1" office:value-type="float" office:value="24726748" calcext:value-type="float">
            <text:p>24726748</text:p>
          </table:table-cell>
          <table:table-cell table:style-name="ce1" office:value-type="float" office:value="12.5322533304163" calcext:value-type="float">
            <text:p>12,53</text:p>
          </table:table-cell>
          <table:table-cell table:formula="of:=(1000000*[.D85])/[.C85]" office:value-type="float" office:value="0.506829823736478" calcext:value-type="float">
            <text:p>0,51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1" office:value-type="string" calcext:value-type="string">
            <text:p>day_mon_dd_Word,rule</text:p>
          </table:table-cell>
          <table:table-cell table:style-name="ce1" office:value-type="float" office:value="24726748" calcext:value-type="float">
            <text:p>24726748</text:p>
          </table:table-cell>
          <table:table-cell table:style-name="ce1" office:value-type="float" office:value="8.1105302039978" calcext:value-type="float">
            <text:p>8,11</text:p>
          </table:table-cell>
          <table:table-cell table:formula="of:=(1000000*[.D86])/[.C86]" office:value-type="float" office:value="0.32800634373747" calcext:value-type="float">
            <text:p>0,3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69:Sheet1.E7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4:16:49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8S</meta:editing-duration>
    <meta:editing-cycles>3</meta:editing-cycles>
    <meta:generator>LibreOffice/5.2.0.4$Windows_x86 LibreOffice_project/066b007f5ebcc236395c7d282ba488bca6720265</meta:generator>
    <dc:date>2016-08-13T14:41:11.391000000</dc:date>
    <meta:document-statistic meta:table-count="3" meta:cell-count="40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49cm" svg:height="11.609cm" xlink:href=".." xlink:type="simple" chart:class="chart:scatter" chart:style-name="ch1">
        <chart:plot-area chart:style-name="ch2" table:cell-range-address="Sheet1.C1:Sheet1.D62" chart:data-source-has-labels="both" svg:x="0.398cm" svg:y="0.232cm" svg:width="19.153cm" svg:height="11.145cm">
          <chartooo:coordinate-region svg:x="1.019cm" svg:y="0.431cm" svg:width="17.789cm" svg:height="10.299cm"/>
          <chart:axis chart:dimension="x" chart:name="primary-x" chart:style-name="ch3" chartooo:axis-type="auto">
            <chart:categories table:cell-range-address="Sheet1.C2:Sheet1.C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62" chart:label-cell-address="Sheet1.D1:Sheet1.D1" chart:class="chart:scatter">
            <chart:domain table:cell-range-address="Sheet1.C2:Sheet1.C62"/>
            <chart:mean-value chart:style-name="ch6"/>
            <chart:regression-curve chart:style-name="ch7"/>
            <chart:data-point chart:repeated="18"/>
            <chart:data-point chart:style-name="ch8"/>
            <chart:data-point chart:repeated="9"/>
            <chart:data-point chart:style-name="ch8"/>
            <chart:data-point/>
            <chart:data-point chart:style-name="ch8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7757">
                <text:p>27757</text:p>
                <draw:g>
                  <svg:desc>Sheet1.C2:Sheet1.C62</svg:desc>
                </draw:g>
              </table:table-cell>
              <table:table-cell office:value-type="float" office:value="21.9024221232286">
                <text:p>21.9024221232286</text:p>
                <draw:g>
                  <svg:desc>Sheet1.D2:Sheet1.D62</svg:desc>
                </draw:g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13.0055108448322">
                <text:p>13.0055108448322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13.0055108448322">
                <text:p>13.0055108448322</text:p>
              </table:table-cell>
            </table:table-row>
            <table:table-row>
              <table:table-cell office:value-type="float" office:value="24726748">
                <text:p>24726748</text:p>
              </table:table-cell>
              <table:table-cell office:value-type="float" office:value="12.5322533304163">
                <text:p>12.5322533304163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2.0046751356266">
                <text:p>12.0046751356266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1.2387991649852">
                <text:p>11.2387991649852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10.7504315979436">
                <text:p>10.7504315979436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9.27415510221729">
                <text:p>9.27415510221729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9.27415510221729">
                <text:p>9.27415510221729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8.71361698562536">
                <text:p>8.71361698562536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8.71361698562536">
                <text:p>8.71361698562536</text:p>
              </table:table-cell>
            </table:table-row>
            <table:table-row>
              <table:table-cell office:value-type="float" office:value="24726748">
                <text:p>24726748</text:p>
              </table:table-cell>
              <table:table-cell office:value-type="float" office:value="8.1105302039978">
                <text:p>8.1105302039978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6.47146451925765">
                <text:p>6.47146451925765</text:p>
              </table:table-cell>
            </table:table-row>
            <table:table-row>
              <table:table-cell office:value-type="float" office:value="28163877">
                <text:p>28163877</text:p>
              </table:table-cell>
              <table:table-cell office:value-type="float" office:value="6.42891585422201">
                <text:p>6.42891585422201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3479780">
                <text:p>347978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cm" svg:height="11.315cm" xlink:href=".." xlink:type="simple" chart:class="chart:scatter" chart:style-name="ch1">
        <chart:plot-area chart:style-name="ch2" table:cell-range-address="Sheet1.C1:Sheet1.C62 Sheet1.E1:Sheet1.E62" chart:data-source-has-labels="both" svg:x="0.362cm" svg:y="0.226cm" svg:width="17.376cm" svg:height="10.863cm">
          <chartooo:coordinate-region svg:x="1.169cm" svg:y="0.425cm" svg:width="15.641cm" svg:height="10.017cm"/>
          <chart:axis chart:dimension="x" chart:name="primary-x" chart:style-name="ch3" chartooo:axis-type="auto">
            <chart:categories table:cell-range-address="Sheet1.C2:Sheet1.C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62" chart:label-cell-address="Sheet1.E1:Sheet1.E1" chart:class="chart:scatter">
            <chart:domain table:cell-range-address="Sheet1.C2:Sheet1.C62"/>
            <chart:mean-value chart:style-name="ch6"/>
            <chart:regression-curve chart:style-name="ch7"/>
            <chart:data-point chart:repeated="5"/>
            <chart:data-point chart:style-name="ch8"/>
            <chart:data-point chart:repeated="5"/>
            <chart:data-point chart:style-name="ch8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7757">
                <text:p>27757</text:p>
                <draw:g>
                  <svg:desc>Sheet1.C2:Sheet1.C62</svg:desc>
                </draw:g>
              </table:table-cell>
              <table:table-cell office:value-type="float" office:value="789.077426351142">
                <text:p>789.077426351142</text:p>
                <draw:g>
                  <svg:desc>Sheet1.E2:Sheet1.E62</svg:desc>
                </draw:g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1.92105034635631">
                <text:p>1.92105034635631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1.92105034635631">
                <text:p>1.92105034635631</text:p>
              </table:table-cell>
            </table:table-row>
            <table:table-row>
              <table:table-cell office:value-type="float" office:value="24726748">
                <text:p>24726748</text:p>
              </table:table-cell>
              <table:table-cell office:value-type="float" office:value="0.506829823736478">
                <text:p>0.506829823736478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773.21641589757">
                <text:p>1773.21641589757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660.08850295202">
                <text:p>1660.08850295202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0.853737361060305">
                <text:p>0.853737361060305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4.41899990575942">
                <text:p>4.41899990575942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4.41899990575942">
                <text:p>4.41899990575942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339.55941627294">
                <text:p>1339.55941627294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1339.55941627294">
                <text:p>1339.5594162729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2.8709261235234">
                <text:p>12.8709261235234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2.8709261235234">
                <text:p>12.8709261235234</text:p>
              </table:table-cell>
            </table:table-row>
            <table:table-row>
              <table:table-cell office:value-type="float" office:value="24726748">
                <text:p>24726748</text:p>
              </table:table-cell>
              <table:table-cell office:value-type="float" office:value="0.32800634373747">
                <text:p>0.32800634373747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677000">
                <text:p>677000</text:p>
              </table:table-cell>
              <table:table-cell office:value-type="float" office:value="10.3870053705311">
                <text:p>10.3870053705311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7.34744948977737">
                <text:p>7.34744948977737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3.08355864070979">
                <text:p>3.08355864070979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3.08355864070979">
                <text:p>3.08355864070979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955903178620036">
                <text:p>0.955903178620036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955903178620036">
                <text:p>0.955903178620036</text:p>
              </table:table-cell>
            </table:table-row>
            <table:table-row>
              <table:table-cell office:value-type="float" office:value="28163877">
                <text:p>28163877</text:p>
              </table:table-cell>
              <table:table-cell office:value-type="float" office:value="0.228268141286869">
                <text:p>0.228268141286869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6.71103628122183">
                <text:p>6.71103628122183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6.71103628122183">
                <text:p>6.71103628122183</text:p>
              </table:table-cell>
            </table:table-row>
            <table:table-row>
              <table:table-cell office:value-type="float" office:value="880777">
                <text:p>880777</text:p>
              </table:table-cell>
              <table:table-cell office:value-type="float" office:value="6.71103628122183">
                <text:p>6.71103628122183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2.81647038769987">
                <text:p>2.81647038769987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2.81647038769987">
                <text:p>2.81647038769987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2.81647038769987">
                <text:p>2.81647038769987</text:p>
              </table:table-cell>
            </table:table-row>
            <table:table-row>
              <table:table-cell office:value-type="float" office:value="2098700">
                <text:p>2098700</text:p>
              </table:table-cell>
              <table:table-cell office:value-type="float" office:value="2.81647038769987">
                <text:p>2.81647038769987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87310582018696">
                <text:p>0.87310582018696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87310582018696">
                <text:p>0.87310582018696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87310582018696">
                <text:p>0.87310582018696</text:p>
              </table:table-cell>
            </table:table-row>
            <table:table-row>
              <table:table-cell office:value-type="float" office:value="6770000">
                <text:p>6770000</text:p>
              </table:table-cell>
              <table:table-cell office:value-type="float" office:value="0.87310582018696">
                <text:p>0.87310582018696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88010">
                <text:p>88010</text:p>
              </table:table-cell>
              <table:table-cell office:value-type="float" office:value="62.9791996318869">
                <text:p>62.9791996318869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17.606034372762">
                <text:p>17.606034372762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17.606034372762">
                <text:p>17.606034372762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17.606034372762">
                <text:p>17.606034372762</text:p>
              </table:table-cell>
            </table:table-row>
            <table:table-row>
              <table:table-cell office:value-type="float" office:value="282986">
                <text:p>282986</text:p>
              </table:table-cell>
              <table:table-cell office:value-type="float" office:value="17.606034372762">
                <text:p>17.606034372762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65.3134878348376">
                <text:p>65.3134878348376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5.83156141382479">
                <text:p>5.83156141382479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5.83156141382479">
                <text:p>5.83156141382479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5.83156141382479">
                <text:p>5.83156141382479</text:p>
              </table:table-cell>
            </table:table-row>
            <table:table-row>
              <table:table-cell office:value-type="float" office:value="758240">
                <text:p>758240</text:p>
              </table:table-cell>
              <table:table-cell office:value-type="float" office:value="5.83156141382479">
                <text:p>5.83156141382479</text:p>
              </table:table-cell>
            </table:table-row>
            <table:table-row>
              <table:table-cell office:value-type="float" office:value="3479780">
                <text:p>3479780</text:p>
              </table:table-cell>
              <table:table-cell office:value-type="float" office:value="1.27069042480229">
                <text:p>1.27069042480229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0.351147784058267">
                <text:p>0.351147784058267</text:p>
              </table:table-cell>
            </table:table-row>
            <table:table-row>
              <table:table-cell office:value-type="float" office:value="12592200">
                <text:p>12592200</text:p>
              </table:table-cell>
              <table:table-cell office:value-type="float" office:value="0.351147784058267">
                <text:p>0.351147784058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